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C6402E013492CF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Poppins" svg:font-family="Poppins" style:font-adornments="Bold" style:font-pitch="variable"/>
    <style:font-face style:name="Poppins1" svg:font-family="Poppins" style:font-adornments="Regular" style:font-pitch="variable"/>
    <style:font-face style:name="Poppins2" svg:font-family="Poppin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3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22.36cm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5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7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7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8cm" fo:min-width="17.229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1cm"/>
      <style:paragraph-properties style:writing-mode="lr-tb"/>
    </style:style>
    <style:style style:name="gr10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cm"/>
      <style:paragraph-properties style:writing-mode="lr-tb"/>
    </style:style>
    <style:style style:name="gr11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4cm" fo:min-width="4.139cm"/>
      <style:paragraph-properties style:writing-mode="lr-tb"/>
    </style:style>
    <style:style style:name="gr12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13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49cm"/>
      <style:paragraph-properties style:writing-mode="lr-tb"/>
    </style:style>
    <style:style style:name="gr14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19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192072" draw:marker-start-width="0.279cm" draw:marker-end-width="0.279cm" draw:fill="none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7.177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4.639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051cm" svg:stroke-color="#192072" draw:marker-start-width="0.279cm" draw:marker-end-width="0.279cm" draw:fill="solid" draw:fill-color="#e6e6e6" draw:textarea-horizontal-align="justify" draw:textarea-vertical-align="top" draw:auto-grow-height="false" fo:min-height="13.67cm" fo:min-width="17.865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0.897cm" fo:min-width="4.455cm"/>
      <style:paragraph-properties style:writing-mode="lr-tb"/>
    </style:style>
    <style:style style:name="gr27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2cm"/>
      <style:paragraph-properties style:writing-mode="lr-tb"/>
    </style:style>
    <style:style style:name="gr28" style:family="graphic" style:parent-style-name="standard">
      <style:graphic-properties svg:stroke-color="#192072" draw:fill="solid" draw:fill-color="#2453ff" draw:opacity="50%" draw:textarea-horizontal-align="justify" draw:textarea-vertical-align="middle" draw:auto-grow-height="false" fo:min-height="1.469cm" fo:min-width="3.124cm" draw:shadow-opacity="50%"/>
      <style:paragraph-properties style:writing-mode="lr-tb"/>
    </style:style>
    <style:style style:name="gr29" style:family="graphic" style:parent-style-name="standard">
      <style:graphic-properties draw:fill="solid" draw:fill-color="#d7d7d7" draw:textarea-horizontal-align="justify" draw:textarea-vertical-align="middle" draw:auto-grow-height="false" fo:min-height="4.458cm" fo:min-width="2.938cm"/>
      <style:paragraph-properties style:writing-mode="lr-tb"/>
    </style:style>
    <style:style style:name="gr30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0.896cm" fo:min-width="3.186cm"/>
      <style:paragraph-properties style:writing-mode="lr-tb"/>
    </style:style>
    <style:style style:name="gr31" style:family="graphic" style:parent-style-name="standard">
      <style:graphic-properties svg:stroke-color="#192072" draw:fill="solid" draw:fill-color="#192072" draw:textarea-horizontal-align="justify" draw:textarea-vertical-align="middle" draw:auto-grow-height="false" fo:min-height="0.896cm" fo:min-width="3.186cm"/>
      <style:paragraph-properties style:writing-mode="lr-tb"/>
    </style:style>
    <style:style style:name="gr32" style:family="graphic" style:parent-style-name="objectwithoutfill">
      <style:graphic-properties svg:stroke-width="0.051cm" svg:stroke-color="#000000" draw:marker-start-width="0.279cm" draw:marker-end="Arrowheads_20_7" draw:marker-end-width="0.279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0000" draw:marker-start-width="0.279cm" draw:marker-end="Arrowheads_20_10" draw:marker-end-width="0.279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00" draw:marker-start-width="0.279cm" draw:marker-end="Arrowheads_20_10" draw:marker-end-width="0.229cm" draw:fill="none" draw:textarea-vertical-align="middle" fo:padding-top="0.15cm" fo:padding-bottom="0.15cm" fo:padding-left="0.275cm" fo:padding-right="0.275cm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svg:stroke-width="0.051cm" svg:stroke-color="#000000" draw:marker-start-width="0.279cm" draw:marker-end="Arrowheads_20_14" draw:marker-end-width="0.381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1cm" svg:stroke-color="#000000" draw:marker-start-width="0.279cm" draw:marker-end="Arrowheads_20_17" draw:marker-end-width="0.381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000000" draw:marker-start="Arrowheads_20_24" draw:marker-start-width="0.381cm" draw:marker-end="Arrowheads_20_18" draw:marker-end-width="0.381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000000" draw:marker-start="Arrowheads_20_21" draw:marker-start-width="0.381cm" draw:marker-end="Arrowheads_20_20" draw:marker-end-width="0.381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svg:stroke-color="#000000" draw:marker-start="Arrowheads_20_23" draw:marker-start-width="0.457cm" draw:marker-end="Arrowheads_20_22" draw:marker-end-width="0.457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cddde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  <style:text-properties fo:font-size="24pt" style:font-size-asian="18pt" style:font-size-complex="18pt"/>
    </style:style>
    <style:style style:name="P5" style:family="paragraph">
      <loext:graphic-properties draw:fill="solid" draw:fill-color="#2453ff"/>
      <style:paragraph-properties fo:text-align="center" style:writing-mode="lr-tb"/>
      <style:text-properties fo:font-size="24pt" style:font-size-asian="18pt" style:font-size-complex="18pt"/>
    </style:style>
    <style:style style:name="P6" style:family="paragraph"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7" style:family="paragraph">
      <loext:graphic-properties draw:fill="solid" draw:fill-color="#dcddde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8" style:family="paragraph">
      <style:paragraph-properties fo:text-align="center" style:writing-mode="lr-tb"/>
      <style:text-properties style:font-name="Poppins1" fo:font-size="18pt" style:font-size-asian="18pt" style:font-size-complex="18pt"/>
    </style:style>
    <style:style style:name="P9" style:family="paragraph">
      <loext:graphic-properties draw:fill="solid" draw:fill-color="#90ebcd"/>
      <style:paragraph-properties fo:text-align="center" style:writing-mode="lr-tb"/>
      <style:text-properties style:font-name="Poppins1" fo:font-size="18pt" style:font-size-asian="18pt" style:font-size-complex="18pt"/>
    </style:style>
    <style:style style:name="P10" style:family="paragraph">
      <loext:graphic-properties draw:fill="solid" draw:fill-color="#7ad4aa"/>
      <style:paragraph-properties fo:text-align="center" style:writing-mode="lr-tb"/>
      <style:text-properties style:font-name="Poppins1" fo:font-size="18pt" style:font-size-asian="18pt" style:font-size-complex="18pt"/>
    </style:style>
    <style:style style:name="P11" style:family="paragraph"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12" style:family="paragraph">
      <loext:graphic-properties draw:fill="solid" draw:fill-color="#0c322c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13" style:family="paragraph">
      <style:paragraph-properties fo:text-align="start" style:writing-mode="lr-tb"/>
      <style:text-properties style:font-name="Poppins" fo:font-size="18pt" fo:font-weight="bold" style:font-size-asian="18pt" style:font-size-complex="18pt"/>
    </style:style>
    <style:style style:name="P14" style:family="paragraph">
      <loext:graphic-properties draw:fill="solid" draw:fill-color="#e6e6e6"/>
      <style:paragraph-properties fo:text-align="start" style:writing-mode="lr-tb"/>
      <style:text-properties style:font-name="Poppins" fo:font-size="18pt" fo:font-weight="bold" style:font-size-asian="18pt" style:font-size-complex="18pt"/>
    </style:style>
    <style:style style:name="P15" style:family="paragraph"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16" style:family="paragraph">
      <loext:graphic-properties draw:fill="solid" draw:fill-color="#2453ff"/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17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8" style:family="paragraph">
      <loext:graphic-properties draw:fill="solid" draw:fill-color="#2453ff"/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9" style:family="paragraph">
      <loext:graphic-properties draw:fill="solid" draw:fill-color="#e6e6e6"/>
      <style:paragraph-properties fo:text-align="center" style:writing-mode="lr-tb"/>
      <style:text-properties style:font-name="Poppins1" fo:font-size="18pt" style:font-size-asian="18pt" style:font-size-complex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Poppins" fo:font-size="16pt" fo:font-weight="bold" style:font-size-asian="18pt" style:font-size-complex="18pt"/>
    </style:style>
    <style:style style:name="P23" style:family="paragraph">
      <loext:graphic-properties draw:fill="none"/>
      <style:paragraph-properties fo:text-align="start" style:writing-mode="lr-tb"/>
    </style:style>
    <style:style style:name="P24" style:family="paragraph">
      <style:paragraph-properties fo:text-align="center" style:writing-mode="lr-tb"/>
      <style:text-properties style:font-name="Poppins1" fo:font-size="12pt" style:font-size-asian="18pt" style:font-size-complex="18pt"/>
    </style:style>
    <style:style style:name="P25" style:family="paragraph">
      <loext:graphic-properties draw:fill="none"/>
      <style:paragraph-properties fo:text-align="center" style:writing-mode="lr-tb"/>
      <style:text-properties style:font-name="Poppins1" fo:font-size="12pt" style:font-size-asian="18pt" style:font-size-complex="18pt"/>
    </style:style>
    <style:style style:name="P26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27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28" style:family="paragraph">
      <loext:graphic-properties draw:fill="solid" draw:fill-color="#0c322c"/>
      <style:paragraph-properties fo:text-align="center" style:writing-mode="lr-tb"/>
      <style:text-properties style:font-name="Poppins1" fo:font-size="18pt" style:font-size-asian="18pt" style:font-size-complex="18pt"/>
    </style:style>
    <style:style style:name="P29" style:family="paragraph">
      <loext:graphic-properties draw:fill="solid" draw:fill-color="#e6e6e6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30" style:family="paragraph">
      <loext:graphic-properties draw:fill="solid" draw:fill-color="#2453ff" draw:opacity="50%"/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31" style:family="paragraph">
      <loext:graphic-properties draw:fill="solid" draw:fill-color="#d7d7d7"/>
      <style:paragraph-properties fo:text-align="center" style:writing-mode="lr-tb"/>
    </style:style>
    <style:style style:name="P32" style:family="paragraph">
      <loext:graphic-properties draw:fill="solid" draw:fill-color="#192072"/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33" style:family="paragraph">
      <style:paragraph-properties fo:text-align="center" style:writing-mode="lr-tb"/>
    </style:style>
    <style:style style:name="T1" style:family="text">
      <style:text-properties fo:font-size="18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font-name="Poppins1" fo:font-size="18pt" fo:font-weight="bold" style:font-size-asian="18pt" style:font-size-complex="18pt"/>
    </style:style>
    <style:style style:name="T4" style:family="text">
      <style:text-properties style:font-name="Poppins" fo:font-size="18pt" fo:font-weight="bold" style:font-size-asian="18pt" style:font-size-complex="18pt"/>
    </style:style>
    <style:style style:name="T5" style:family="text">
      <style:text-properties fo:color="#ffffff" loext:opacity="100%" style:font-name="Poppins1" fo:font-size="16pt" style:font-size-asian="18pt" style:font-size-complex="18pt"/>
    </style:style>
    <style:style style:name="T6" style:family="text">
      <style:text-properties fo:color="#ffffff" loext:opacity="100%" fo:font-size="16pt" style:font-size-asian="18pt" style:font-size-complex="18pt"/>
    </style:style>
    <style:style style:name="T7" style:family="text">
      <style:text-properties style:font-name="Poppins1" fo:font-size="18pt" style:font-size-asian="18pt" style:font-size-complex="18pt"/>
    </style:style>
    <style:style style:name="T8" style:family="text">
      <style:text-properties style:font-name="Poppins" fo:font-size="16pt" fo:font-weight="bold" style:font-size-asian="18pt" style:font-size-complex="18pt"/>
    </style:style>
    <style:style style:name="T9" style:family="text">
      <style:text-properties style:font-name="Poppins1" fo:font-size="12pt" style:font-size-asian="18pt" style:font-size-complex="18pt"/>
    </style:style>
    <style:style style:name="T10" style:family="text">
      <style:text-properties style:font-name="Poppins" fo:font-size="18pt" fo:font-weight="normal" style:font-size-asian="18pt" style:font-size-complex="18pt"/>
    </style:style>
    <style:style style:name="T11" style:family="text">
      <style:text-properties fo:font-size="16pt" fo:font-style="italic" style:font-size-asian="18pt" style:font-size-complex="18pt"/>
    </style:style>
    <style:style style:name="T12" style:family="text">
      <style:text-properties style:font-name="Poppins1" fo:font-size="18pt" fo:font-weight="normal" style:font-size-asian="18pt" style:font-size-complex="18pt"/>
    </style:style>
    <style:style style:name="T13" style:family="text">
      <style:text-properties style:font-name="Poppins1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39cm" svg:height="2.54cm" svg:x="6.079cm" svg:y="16.239cm">
          <text:p text:style-name="P1"><text:span text:style-name="T1">Fix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SUSE </text:span><text:span text:style-name="T2">Ranche</text:span><text:span text:style-name="T2">r </text:span><text:span text:style-name="T2">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</text:span><text:span text:style-name="T3">Platform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</text:span><text:span text:style-name="T3">g 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</text:span><text:span text:style-name="T3">te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</text:span><text:span text:style-name="T4">ul</text:span><text:span text:style-name="T4">ti</text:span><text:span text:style-name="T4">-</text:span><text:span text:style-name="T4">cl</text:span><text:span text:style-name="T4">u</text:span><text:span text:style-name="T4">st</text:span><text:span text:style-name="T4">er </text:span><text:span text:style-name="T4">K</text:span><text:span text:style-name="T4">u</text:span><text:span text:style-name="T4">b</text:span><text:span text:style-name="T4">er</text:span><text:span text:style-name="T4">n</text:span><text:span text:style-name="T4">et</text:span><text:span text:style-name="T4">e</text:span><text:span text:style-name="T4">s </text:span><text:span text:style-name="T4">M</text:span><text:span text:style-name="T4">a</text:span><text:span text:style-name="T4">n</text:span><text:span text:style-name="T4">a</text:span><text:span text:style-name="T4">g</text:span><text:span text:style-name="T4">e</text:span><text:span text:style-name="T4">m</text:span><text:span text:style-name="T4">e</text:span><text:span text:style-name="T4">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8" draw:text-style-name="P14" draw:layer="layout" svg:width="17.779cm" svg:height="12.828cm" svg:x="6.079cm" svg:y="2.142cm">
          <text:p text:style-name="P13"><text:span text:style-name="T4">SUSE </text:span><text:span text:style-name="T4">Ran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xml:id="id1" draw:id="id1" draw:layer="layout" svg:width="5.079cm" svg:height="2.54cm" svg:x="6.715cm" svg:y="3.539cm">
          <text:p text:style-name="P15"><text:span text:style-name="T5">Authentication</text:span></text:p>
          <text:p text:style-name="P15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xml:id="id3" draw:id="id3" draw:layer="layout" svg:width="2.439cm" svg:height="3.81cm" svg:x="20.048cm" svg:y="4.809cm">
          <text:p text:style-name="P15"><text:span text:style-name="T5">Data</text:span></text:p>
          <text:p text:style-name="P15"><text:span text:style-name="T5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8" xml:id="id2" draw:id="id2" draw:layer="layout" svg:width="5.009cm" svg:height="3.794cm" svg:x="13.134cm" svg:y="4.81cm">
          <text:p text:style-name="P17"><text:span text:style-name="T5">API</text:span></text:p>
          <text:p text:style-name="P17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4" draw:id="id4" draw:layer="layout" svg:width="5.08cm" svg:height="2.526cm" svg:x="7.984cm" svg:y="11.173cm">
          <text:p text:style-name="P15"><text:span text:style-name="T5">Cluster</text:span></text:p>
          <text:p text:style-name="P15"><text:span text:style-name="T5">Controller</text:span></text:p>
          <text:p text:style-name="P15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5" draw:id="id5" draw:layer="layout" svg:width="5.08cm" svg:height="2.526cm" svg:x="16.874cm" svg:y="11.173cm">
          <text:p text:style-name="P15"><text:span text:style-name="T5">Cluster</text:span></text:p>
          <text:p text:style-name="P15"><text:span text:style-name="T5">Controller</text:span></text:p>
          <text:p text:style-name="P15"><text:span text:style-name="T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xml:id="id6" draw:id="id6" draw:layer="layout" svg:width="6.349cm" svg:height="3.81cm" svg:x="7.349cm" svg:y="16.239cm">
          <text:p text:style-name="P8"><text:span text:style-name="T7">Downstream</text:span></text:p>
          <text:p text:style-name="P8"><text:span text:style-name="T7">Cluster</text:span></text:p>
          <text:p text:style-name="P8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xml:id="id7" draw:id="id7" draw:layer="layout" svg:width="6.349cm" svg:height="3.81cm" svg:x="16.239cm" svg:y="16.239cm">
          <text:p text:style-name="P8"><text:span text:style-name="T7">Downstream</text:span></text:p>
          <text:p text:style-name="P8"><text:span text:style-name="T7">Cluster</text:span></text:p>
          <text:p text:style-name="P8"><text:span text:style-name="T7">N</text:span></text:p>
          <draw:enhanced-geometry svg:viewBox="0 0 21600 21600" draw:type="rectangle" draw:enhanced-path="M 0 0 L 21600 0 21600 21600 0 21600 0 0 Z N"/>
        </draw:custom-shape>
        <draw:connector draw:style-name="gr14" draw:text-style-name="P20" draw:layer="layout" svg:x1="9.254cm" svg:y1="6.079cm" svg:x2="13.134cm" svg:y2="6.707cm" draw:start-shape="id1" draw:start-glue-point="2" draw:end-shape="id2" draw:end-glue-point="3" svg:d="M9254 6079v628h3880" svg:viewBox="0 0 3881 629">
          <text:p/>
        </draw:connector>
        <draw:connector draw:style-name="gr15" draw:text-style-name="P20" draw:layer="layout" svg:x1="18.143cm" svg:y1="6.707cm" svg:x2="20.048cm" svg:y2="6.714cm" draw:start-shape="id2" draw:start-glue-point="1" draw:end-shape="id3" draw:end-glue-point="6" svg:d="M18143 6707h952v7h953" svg:viewBox="0 0 1906 8">
          <text:p/>
        </draw:connector>
        <draw:connector draw:style-name="gr16" draw:text-style-name="P20" draw:layer="layout" svg:x1="15.638cm" svg:y1="8.604cm" svg:x2="10.524cm" svg:y2="11.173cm" draw:start-shape="id2" draw:start-glue-point="2" draw:end-shape="id4" draw:end-glue-point="0" svg:d="M15638 8604v1285h-5114v1284" svg:viewBox="0 0 5115 2570">
          <text:p/>
        </draw:connector>
        <draw:connector draw:style-name="gr16" draw:text-style-name="P20" draw:layer="layout" svg:x1="15.638cm" svg:y1="8.604cm" svg:x2="19.414cm" svg:y2="11.173cm" draw:start-shape="id2" draw:start-glue-point="2" draw:end-shape="id5" draw:end-glue-point="0" svg:d="M15638 8604v1285h3776v1284" svg:viewBox="0 0 3777 2570">
          <text:p/>
        </draw:connector>
        <draw:connector draw:style-name="gr17" draw:text-style-name="P20" draw:layer="layout" svg:x1="10.524cm" svg:y1="13.699cm" svg:x2="10.523cm" svg:y2="16.239cm" draw:start-shape="id4" draw:start-glue-point="2" draw:end-shape="id6" draw:end-glue-point="0" svg:d="M10524 13699v1271h-1v1269" svg:viewBox="0 0 2 2541">
          <text:p/>
        </draw:connector>
        <draw:connector draw:style-name="gr17" draw:text-style-name="P20" draw:layer="layout" svg:x1="19.414cm" svg:y1="13.699cm" svg:x2="19.413cm" svg:y2="16.239cm" draw:start-shape="id5" draw:start-glue-point="2" draw:end-shape="id7" draw:end-glue-point="0" svg:d="M19414 13699v1271h-1v1269" svg:viewBox="0 0 2 2541">
          <text:p/>
        </draw:connector>
        <draw:frame draw:style-name="gr18" draw:text-style-name="P22" draw:layer="layout" svg:width="2.413cm" svg:height="1.143cm" svg:x="13.699cm" svg:y="11.794cm">
          <draw:text-box>
            <text:p text:style-name="P21"><text:span text:style-name="T8">. . .</text:span></text:p>
          </draw:text-box>
        </draw:frame>
        <draw:connector draw:style-name="gr19" draw:text-style-name="P23" draw:layer="layout" svg:x1="4.809cm" svg:y1="4.809cm" svg:x2="6.715cm" svg:y2="4.809cm" draw:start-shape="id8" draw:start-glue-point="7" draw:end-shape="id1" draw:end-glue-point="3" svg:d="M4809 4809h1906" svg:viewBox="0 0 1907 1">
          <text:p/>
        </draw:connector>
        <draw:custom-shape draw:style-name="gr20" draw:text-style-name="P25" xml:id="id8" draw:id="id8" draw:layer="layout" svg:width="2.54cm" svg:height="2.54cm" svg:x="2.269cm" svg:y="3.539cm">
          <text:p text:style-name="P24"><text:span text:style-name="T9">UI,</text:span></text:p>
          <text:p text:style-name="P24"><text:span text:style-name="T9">CLI,</text:span></text:p>
          <text:p text:style-name="P24"><text:span text:style-name="T9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Linux Operating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1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Linux Operating System</text:span></text:p>
          <text:p text:style-name="P8"><text:span text:style-name="T12">SUSE Linux Enterprise Micro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1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Linux Operating System</text:span></text:p>
          <text:p text:style-name="P8"><text:span text:style-name="T12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1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Cisco UCS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Cisco UCS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Dell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Dell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Supermicr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K3s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Cisco UCS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Dell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Dell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Supermicr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Linux 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RKE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3.7cm">
          <text:p text:style-name="P26"><text:span text:style-name="T11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style-name="gr25" draw:text-style-name="P14" draw:layer="layout" svg:width="18.415cm" svg:height="13.97cm" svg:x="5.445cm" svg:y="6.08cm">
          <text:p text:style-name="P13"><text:span text:style-name="T4">Rancher</text:span></text:p>
          <text:p text:style-name="P13"><text:span text:style-name="T4">Kubernetes</text:span></text:p>
          <text:p text:style-name="P13"><text:span text:style-name="T4">Engine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xml:id="id21" draw:id="id21" draw:layer="layout" svg:width="5.079cm" svg:height="1.271cm" svg:x="18.145cm" svg:y="7.985cm">
          <text:p text:style-name="P15"><text:span text:style-name="T5">kube-api-au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xml:id="id9" draw:id="id9" draw:layer="layout" svg:width="5.08cm" svg:height="2.54cm" svg:x="11.795cm" svg:y="9.89cm">
          <text:p text:style-name="P17"><text:span text:style-name="T5">Kubernetes API</text:span></text:p>
          <text:p text:style-name="P17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0" xml:id="id22" draw:id="id22" draw:layer="layout" svg:width="3.81cm" svg:height="1.905cm" svg:x="12.43cm" svg:y="6.715cm">
          <text:p text:style-name="P15"><text:span text:style-name="T5">Cluster</text:span></text:p>
          <text:p text:style-name="P15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xml:id="id18" draw:id="id18" draw:layer="layout" svg:width="2.54cm" svg:height="2.54cm" svg:x="1.635cm" svg:y="8.62cm">
          <text:p text:style-name="P24"><text:span text:style-name="T9">UI,</text:span></text:p>
          <text:p text:style-name="P24"><text:span text:style-name="T9">CLI,</text:span></text:p>
          <text:p text:style-name="P24"><text:span text:style-name="T9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custom-shape draw:style-name="gr29" draw:text-style-name="P31" draw:layer="layout" svg:width="3.81cm" svg:height="5.08cm" svg:x="6.588cm" svg:y="13.0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6.588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6.588cm" svg:y="14.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1" draw:id="id11">
          <draw:custom-shape draw:style-name="gr29" draw:text-style-name="P31" draw:layer="layout" svg:width="3.81cm" svg:height="5.08cm" svg:x="6.969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6.969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6.969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9" draw:text-style-name="P31" xml:id="id10" draw:id="id10" draw:layer="layout" svg:width="3.81cm" svg:height="5.08cm" svg:x="7.35cm" svg:y="13.7cm">
          <text:p text:style-name="P33"/>
          <text:p text:style-name="P33"/>
          <text:p text:style-name="P33"/>
          <text:p text:style-name="P33"/>
          <text:p text:style-name="P33">etcd</text:p>
          <text:p text:style-name="P33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24" draw:id="id24" draw:layer="layout" svg:width="3.81cm" svg:height="1.27cm" svg:x="7.35cm" svg:y="14.335cm">
          <text:p text:style-name="P15"><text:span text:style-name="T5">kubel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2" draw:layer="layout" svg:width="3.81cm" svg:height="1.27cm" svg:x="7.35cm" svg:y="15.605cm">
          <text:p text:style-name="P15"><text:span text:style-name="T5">Node 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5" draw:id="id15">
          <draw:custom-shape draw:style-name="gr29" draw:text-style-name="P31" draw:layer="layout" svg:width="3.81cm" svg:height="5.08cm" svg:x="12.303cm" svg:y="13.0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2.303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2.303cm" svg:y="14.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4" draw:id="id14">
          <draw:custom-shape draw:style-name="gr29" draw:text-style-name="P31" draw:layer="layout" svg:width="3.81cm" svg:height="5.08cm" svg:x="12.684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2.684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2.684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3" draw:id="id13">
          <draw:custom-shape draw:style-name="gr29" draw:text-style-name="P31" draw:layer="layout" svg:width="3.81cm" svg:height="5.08cm" svg:x="13.065cm" svg:y="13.7cm">
            <text:p text:style-name="P33"/>
            <text:p text:style-name="P33"/>
            <text:p text:style-name="P33"/>
            <text:p text:style-name="P33"/>
            <text:p text:style-name="P33">etcd</text:p>
            <text:p text:style-name="P33">N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3.065cm" svg:y="14.335cm">
            <text:p text:style-name="P15"><text:span text:style-name="T5">kubel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3.065cm" svg:y="15.605cm">
            <text:p text:style-name="P15"><text:span text:style-name="T5">Node 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7" draw:id="id17">
          <draw:custom-shape draw:style-name="gr29" draw:text-style-name="P31" draw:layer="layout" svg:width="3.81cm" svg:height="5.08cm" svg:x="18.526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8.526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8.526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6" draw:id="id16">
          <draw:custom-shape draw:style-name="gr29" draw:text-style-name="P31" draw:layer="layout" svg:width="3.81cm" svg:height="5.08cm" svg:x="18.78cm" svg:y="13.7cm">
            <text:p text:style-name="P33"/>
            <text:p text:style-name="P33"/>
            <text:p text:style-name="P33"/>
            <text:p text:style-name="P33"/>
            <text:p text:style-name="P33">ControlPlane</text:p>
            <text:p text:style-name="P33">N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8.78cm" svg:y="14.335cm">
            <text:p text:style-name="P15"><text:span text:style-name="T5">kubel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8.78cm" svg:y="15.605cm">
            <text:p text:style-name="P15"><text:span text:style-name="T5">Node 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2" draw:text-style-name="P20" draw:layer="layout" svg:x1="11.795cm" svg:y1="11.16cm" svg:x2="9.255cm" svg:y2="13.7cm" draw:start-shape="id9" draw:start-glue-point="3" draw:end-shape="id10" draw:end-glue-point="0" svg:d="M11795 11160h-2540v2540" svg:viewBox="0 0 2541 2541">
          <text:p/>
        </draw:connector>
        <draw:connector draw:style-name="gr32" draw:text-style-name="P20" draw:layer="layout" svg:x1="11.795cm" svg:y1="11.16cm" svg:x2="8.874cm" svg:y2="13.446cm" draw:start-shape="id9" draw:start-glue-point="3" draw:end-shape="id11" draw:end-glue-point="0" svg:d="M11795 11160h-2921v2286" svg:viewBox="0 0 2922 2287">
          <text:p/>
        </draw:connector>
        <draw:connector draw:style-name="gr32" draw:text-style-name="P20" xml:id="id19" draw:id="id19" draw:layer="layout" draw:line-skew="-0.696cm" svg:x1="11.84cm" svg:y1="11.147cm" svg:x2="8.493cm" svg:y2="13.065cm" draw:end-shape="id12" draw:end-glue-point="0" svg:d="M11840 11147v13h-3347v1905" svg:viewBox="0 0 3348 1919">
          <text:p/>
        </draw:connector>
        <draw:connector draw:style-name="gr33" draw:text-style-name="P20" draw:layer="layout" draw:type="line" svg:x1="14.335cm" svg:y1="12.43cm" svg:x2="14.97cm" svg:y2="13.7cm" draw:start-shape="id9" draw:start-glue-point="2" draw:end-shape="id13" draw:end-glue-point="0" svg:d="M14335 12430l635 1270" svg:viewBox="0 0 636 1271">
          <text:p/>
        </draw:connector>
        <draw:connector draw:style-name="gr33" draw:text-style-name="P20" draw:layer="layout" draw:type="line" svg:x1="14.426cm" svg:y1="12.417cm" svg:x2="14.589cm" svg:y2="13.446cm" draw:end-shape="id14" draw:end-glue-point="0" svg:d="M14426 12417l163 1029" svg:viewBox="0 0 164 1030">
          <text:p/>
        </draw:connector>
        <draw:connector draw:style-name="gr34" draw:text-style-name="P20" draw:layer="layout" draw:type="line" svg:x1="14.426cm" svg:y1="12.417cm" svg:x2="14.208cm" svg:y2="13.065cm" draw:end-shape="id15" draw:end-glue-point="0" svg:d="M14426 12417l-218 648" svg:viewBox="0 0 219 649">
          <text:p/>
        </draw:connector>
        <draw:connector draw:style-name="gr32" draw:text-style-name="P20" draw:layer="layout" svg:x1="16.875cm" svg:y1="11.16cm" svg:x2="20.685cm" svg:y2="13.7cm" draw:start-shape="id9" draw:start-glue-point="1" draw:end-shape="id16" draw:end-glue-point="0" svg:d="M16875 11160h3810v2540" svg:viewBox="0 0 3811 2541">
          <text:p/>
        </draw:connector>
        <draw:connector draw:style-name="gr32" draw:text-style-name="P20" xml:id="id20" draw:id="id20" draw:layer="layout" draw:line-skew="-0.886cm" svg:x1="16.988cm" svg:y1="11.147cm" svg:x2="20.431cm" svg:y2="13.446cm" draw:end-shape="id17" draw:end-glue-point="0" svg:d="M16988 11147v13h3443v2286" svg:viewBox="0 0 3444 2300">
          <text:p/>
        </draw:connector>
        <draw:custom-shape draw:style-name="gr28" draw:text-style-name="P30" xml:id="id23" draw:id="id23" draw:layer="layout" svg:width="3.81cm" svg:height="1.905cm" svg:x="12.43cm" svg:y="3.413cm">
          <text:p text:style-name="P15"><text:span text:style-name="T5">Cluster</text:span></text:p>
          <text:p text:style-name="P15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0" draw:layer="layout" svg:width="1.127cm" svg:height="1.127cm" svg:x="9.906cm" svg:y="6.715cm">
          <draw:image xlink:href="Pictures/100000000000002000000020C6402E013492CF17.png" xlink:type="simple" xlink:show="embed" xlink:actuate="onLoad" draw:mime-type="image/png">
            <text:p/>
          </draw:image>
        </draw:frame>
        <draw:connector draw:style-name="gr36" draw:text-style-name="P20" draw:layer="layout" draw:type="curve" svg:x1="4.175cm" svg:y1="9.89cm" svg:x2="11.84cm" svg:y2="11.147cm" draw:start-shape="id18" draw:start-glue-point="7" draw:end-shape="id19" draw:end-glue-point="2" svg:d="M4175 9890c5110 0 7665 419 7665 1257" svg:viewBox="0 0 7666 1258">
          <text:p/>
        </draw:connector>
        <draw:connector draw:style-name="gr37" draw:text-style-name="P20" draw:layer="layout" draw:type="curve" svg:x1="16.988cm" svg:y1="11.147cm" svg:x2="18.145cm" svg:y2="8.62cm" draw:start-shape="id20" draw:start-glue-point="2" draw:end-shape="id21" draw:end-glue-point="3" svg:d="M16988 11147c0-1685 385-2527 1157-2527" svg:viewBox="0 0 1158 2528">
          <text:p/>
        </draw:connector>
        <draw:connector draw:style-name="gr38" draw:text-style-name="P20" draw:layer="layout" svg:x1="14.335cm" svg:y1="8.62cm" svg:x2="14.335cm" svg:y2="9.89cm" draw:start-shape="id22" draw:start-glue-point="2" draw:end-shape="id9" draw:end-glue-point="0" svg:d="M14335 8620v1270" svg:viewBox="0 0 1 1271">
          <text:p/>
        </draw:connector>
        <draw:connector draw:style-name="gr39" draw:text-style-name="P20" draw:layer="layout" draw:line-skew="-2.039cm" svg:x1="12.43cm" svg:y1="4.365cm" svg:x2="7.35cm" svg:y2="14.97cm" draw:start-shape="id23" draw:start-glue-point="3" draw:end-shape="id24" draw:end-glue-point="3" svg:d="M12430 4365h-7620v10605h2540" svg:viewBox="0 0 7621 10606">
          <text:p/>
        </draw:connector>
        <draw:connector draw:style-name="gr40" draw:text-style-name="P20" draw:layer="layout" svg:x1="14.335cm" svg:y1="5.318cm" svg:x2="14.335cm" svg:y2="6.715cm" draw:start-shape="id23" draw:start-glue-point="2" draw:end-shape="id22" draw:end-glue-point="0" svg:d="M14335 5318v1397" svg:viewBox="0 0 1 1398">
          <text:p/>
        </draw:connector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ewlett Packard Enterpris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ewlett Packard Enterpris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RKE2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ewlett Packard Enterpris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ewlett Packard Enterpris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Poppins" svg:font-family="Poppins" style:font-adornments="Bold" style:font-pitch="variable"/>
    <style:font-face style:name="Poppins1" svg:font-family="Poppins" style:font-adornments="Regular" style:font-pitch="variable"/>
    <style:font-face style:name="Poppins2" svg:font-family="Poppin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23.345cm" svg:height="3.27cm" svg:x="2.296cm" svg:y="1.78cm" presentation:class="title" presentation:placeholder="true">
        <draw:text-box/>
      </draw:frame>
      <draw:frame presentation:style-name="Default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2-04-06T14:17:55.778168923</dc:date>
    <meta:editing-duration>PT19H29M47S</meta:editing-duration>
    <meta:editing-cycles>42</meta:editing-cycles>
    <meta:generator>LibreOffice/7.3.2.1$Linux_X86_64 LibreOffice_project/30$Build-1</meta:generator>
    <meta:document-statistic meta:object-count="401"/>
  </office:meta>
</office:document-meta>
</file>